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" svg:font-family="Inconsolata" style:font-pitch="fixed"/>
    <style:font-face style:name="DejaVu Sans" svg:font-family="'DejaVu Sans'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478cm" fo:min-width="1.5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018cm" fo:min-width="0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52cm" fo:min-width="0.898cm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0.56cm"/>
    </style:style>
    <style:style style:name="gr7" style:family="graphic" style:parent-style-name="objectwithoutfill">
      <style:graphic-properties draw:stroke="dash" draw:stroke-dash="Ultrafine_20_Dashe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021cm" fo:min-width="0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8.204cm" fo:min-width="0cm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765cm" fo:min-width="0cm" fo:padding-top="0.139cm" fo:padding-bottom="0.139cm" fo:padding-left="0.264cm" fo:padding-right="0.264cm"/>
    </style:style>
    <style:style style:name="gr1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</style:style>
    <style:style style:name="gr15" style:family="graphic" style:parent-style-name="standard">
      <style:graphic-properties draw:stroke="none" draw:fill="none" fo:min-height="1.025cm"/>
    </style:style>
    <style:style style:name="gr16" style:family="graphic" style:parent-style-name="standard">
      <style:graphic-properties draw:stroke="none" draw:fill="none" fo:min-height="0.513cm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627cm" fo:min-width="0cm" fo:padding-top="0.139cm" fo:padding-bottom="0.139cm" fo:padding-left="0.264cm" fo:padding-right="0.264cm"/>
    </style:style>
    <style:style style:name="gr19" style:family="graphic" style:parent-style-name="objectwithoutfill">
      <style:graphic-properties draw:stroke="dash" draw:stroke-dash="Ultrafine_20_Dashed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219cm" fo:min-width="0cm" fo:padding-top="0.139cm" fo:padding-bottom="0.139cm" fo:padding-left="0.264cm" fo:padding-right="0.264cm"/>
    </style:style>
    <style:style style:name="gr21" style:family="graphic" style:parent-style-name="objectwithoutfill">
      <style:graphic-properties draw:stroke="dash" draw:stroke-dash="Fine_20_Dashed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789cm" fo:min-width="0cm" fo:padding-top="0.139cm" fo:padding-bottom="0.139cm" fo:padding-left="0.264cm" fo:padding-right="0.264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9.368cm" fo:min-width="10.134cm" fo:padding-top="0.142cm" fo:padding-bottom="0.142cm" fo:padding-left="0.267cm" fo:padding-right="0.267cm"/>
    </style:style>
    <style:style style:name="gr24" style:family="graphic" style:parent-style-name="standard">
      <style:graphic-properties draw:stroke="none" draw:fill="none" fo:min-height="0.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46cm" fo:min-width="10.134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text-properties style:font-name="Roboto Condensed" fo:font-size="11pt" style:font-size-asian="11pt" style:font-size-complex="11pt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loext:graphic-properties draw:fill="none" draw:fill-color="#ffffff"/>
      <style:text-properties style:font-name="Roboto Condensed" fo:font-size="11pt" fo:font-weight="normal" style:font-size-asian="11pt" style:font-weight-asian="normal" style:font-size-complex="11pt" style:font-weight-complex="normal"/>
    </style:style>
    <style:style style:name="P11" style:family="paragraph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ffffff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 Condensed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Roboto Condensed" fo:font-size="11pt" style:font-size-asian="11pt" style:font-size-complex="11pt"/>
    </style:style>
    <style:style style:name="T4" style:family="text">
      <style:text-properties style:font-name="Roboto Condensed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Roboto Condensed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094cm" svg:height="0.762cm" svg:x="4.705cm" svg:y="1.127cm">
          <text:p text:style-name="P1"><text:span text:style-name="T1">Editor</text:span></text:p>
          <draw:enhanced-geometry svg:viewBox="0 0 21600 21600" draw:type="rectangle" draw:enhanced-path="M 0 0 L 21600 0 21600 21600 0 21600 0 0 Z N"/>
        </draw:custom-shape>
        <draw:g xml:id="id3" draw:id="id3">
          <draw:g>
            <draw:custom-shape draw:style-name="gr2" draw:text-style-name="P3" xml:id="id1" draw:id="id1" draw:layer="layout" svg:width="0.446cm" svg:height="0.426cm" svg:x="1.238cm" svg:y="0.221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connector draw:style-name="gr3" draw:text-style-name="P4" xml:id="id2" draw:id="id2" draw:layer="layout" draw:type="line" svg:x1="1.461cm" svg:y1="0.647cm" svg:x2="1.459cm" svg:y2="1.073cm" draw:start-shape="id1" draw:start-glue-point="8" svg:d="M1461 647l-2 426" svg:viewBox="0 0 3 427">
              <text:p/>
            </draw:connector>
            <draw:connector draw:style-name="gr3" draw:text-style-name="P4" draw:layer="layout" draw:type="line" svg:x1="1.681cm" svg:y1="0.814cm" svg:x2="1.241cm" svg:y2="0.813cm" svg:d="M1681 814l-440-1" svg:viewBox="0 0 441 2">
              <text:p/>
            </draw:connector>
            <draw:connector draw:style-name="gr3" draw:text-style-name="P4" draw:layer="layout" draw:type="line" svg:x1="1.459cm" svg:y1="1.073cm" svg:x2="1.344cm" svg:y2="1.35cm" draw:start-shape="id2" draw:start-glue-point="3" svg:d="M1459 1073l-115 277" svg:viewBox="0 0 116 278">
              <text:p/>
            </draw:connector>
            <draw:connector draw:style-name="gr3" draw:text-style-name="P4" draw:layer="layout" draw:type="line" svg:x1="1.459cm" svg:y1="1.073cm" svg:x2="1.579cm" svg:y2="1.352cm" draw:start-shape="id2" draw:start-glue-point="3" svg:d="M1459 1073l120 279" svg:viewBox="0 0 121 280">
              <text:p/>
            </draw:connector>
          </draw:g>
          <draw:frame draw:style-name="gr4" draw:text-style-name="P5" draw:layer="layout" svg:width="1.277cm" svg:height="0.81cm" svg:x="0.901cm" svg:y="1.137cm">
            <draw:text-box>
              <text:p><text:span text:style-name="T1">U</text:span><text:span text:style-name="T1">se</text:span><text:span text:style-name="T1">r</text:span></text:p>
            </draw:text-box>
          </draw:frame>
        </draw:g>
        <draw:custom-shape draw:style-name="gr5" draw:text-style-name="P2" draw:layer="layout" svg:width="1.397cm" svg:height="0.762cm" svg:x="9.094cm" svg:y="0.4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6" draw:layer="layout" svg:width="2.531cm" svg:height="0.81cm" svg:x="8.651cm" svg:y="1.111cm">
          <draw:text-box>
            <text:p><text:span text:style-name="T1">File System</text:span></text:p>
          </draw:text-box>
        </draw:frame>
        <draw:connector draw:style-name="gr7" draw:text-style-name="P4" draw:layer="layout" draw:type="line" svg:x1="1.539cm" svg:y1="1.947cm" svg:x2="1.504cm" svg:y2="14.251cm" draw:start-shape="id3" draw:start-glue-point="2" svg:d="M1539 1947l-35 12304" svg:viewBox="0 0 36 12305">
          <text:p/>
        </draw:connector>
        <draw:custom-shape draw:style-name="gr8" draw:text-style-name="P3" draw:layer="layout" svg:width="0.381cm" svg:height="0.381cm" svg:x="1.816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81cm" svg:height="0.381cm" svg:x="1.562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5.752cm" svg:y1="1.889cm" svg:x2="5.749cm" svg:y2="14.215cm" draw:start-shape="id4" draw:start-glue-point="2" svg:d="M5752 1889l-3 12326" svg:viewBox="0 0 4 12327">
          <text:p/>
        </draw:connector>
        <draw:connector draw:style-name="gr7" draw:text-style-name="P4" draw:layer="layout" draw:type="line" svg:x1="9.916cm" svg:y1="1.521cm" svg:x2="9.922cm" svg:y2="14.174cm" svg:d="M9916 1521l6 12653" svg:viewBox="0 0 7 12654">
          <text:p/>
        </draw:connector>
        <draw:custom-shape draw:style-name="gr9" draw:text-style-name="P7" xml:id="id5" draw:id="id5" draw:layer="layout" svg:width="0.254cm" svg:height="8.482cm" svg:x="5.626cm" svg:y="3.329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1.516cm" svg:y1="3.323cm" svg:x2="5.753cm" svg:y2="3.329cm" draw:end-shape="id5" svg:d="M1516 3323l4237 6" svg:viewBox="0 0 4238 7">
          <text:p/>
        </draw:connector>
        <draw:frame draw:style-name="gr11" draw:text-style-name="P8" draw:layer="layout" svg:width="3.953cm" svg:height="0.763cm" svg:x="1.519cm" svg:y="2.667cm">
          <draw:text-box>
            <text:p><text:span text:style-name="T2">1. </text:span><text:span text:style-name="T3">Create a P system.</text:span></text:p>
          </draw:text-box>
        </draw:frame>
        <draw:custom-shape draw:style-name="gr12" draw:text-style-name="P7" xml:id="id9" draw:id="id9" draw:layer="layout" svg:width="0.254cm" svg:height="1.043cm" svg:x="5.799cm" svg:y="3.93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6" draw:id="id6" draw:layer="layout" svg:width="0.127cm" svg:height="0.127cm" svg:x="5.672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7" draw:id="id7" draw:layer="layout" svg:width="0.127cm" svg:height="0.127cm" svg:x="6.523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8" draw:id="id8" draw:layer="layout" svg:width="0.127cm" svg:height="0.127cm" svg:x="6.523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799cm" svg:y1="3.52cm" svg:x2="6.523cm" svg:y2="3.52cm" draw:start-shape="id6" draw:start-glue-point="10" draw:end-shape="id7" draw:end-glue-point="6" svg:d="M5799 3520h724" svg:viewBox="0 0 725 1">
          <text:p/>
        </draw:connector>
        <draw:connector draw:style-name="gr3" draw:text-style-name="P4" draw:layer="layout" draw:type="line" svg:x1="6.523cm" svg:y1="3.52cm" svg:x2="6.523cm" svg:y2="3.928cm" draw:start-shape="id7" draw:start-glue-point="6" draw:end-shape="id8" draw:end-glue-point="6" svg:d="M6523 3520v408" svg:viewBox="0 0 1 409">
          <text:p/>
        </draw:connector>
        <draw:connector draw:style-name="gr10" draw:text-style-name="P4" draw:layer="layout" draw:type="line" svg:x1="6.523cm" svg:y1="3.927cm" svg:x2="5.926cm" svg:y2="3.937cm" draw:start-shape="id8" draw:end-shape="id9" draw:end-glue-point="0" svg:d="M6523 3927l-597 10" svg:viewBox="0 0 598 11">
          <text:p/>
        </draw:connector>
        <draw:frame draw:style-name="gr14" draw:text-style-name="P10" draw:layer="layout" svg:width="3.272cm" svg:height="1.787cm" svg:x="6.38cm" svg:y="2.912cm">
          <draw:text-box>
            <text:p><text:span text:style-name="T2">2. </text:span><text:span text:style-name="T4">Re</text:span><text:span text:style-name="T4">qu</text:span><text:span text:style-name="T4">est </text:span><text:span text:style-name="T4">for </text:span><text:span text:style-name="T4">P </text:span></text:p>
            <text:p><text:span text:style-name="T4">sy</text:span><text:span text:style-name="T4">ste</text:span><text:span text:style-name="T4">m </text:span><text:span text:style-name="T4">alp</text:span><text:span text:style-name="T4">ha</text:span><text:span text:style-name="T4">bet</text:span></text:p>
            <text:p><text:span text:style-name="T4">(g</text:span><text:span text:style-name="T4">en</text:span><text:span text:style-name="T4">era</text:span><text:span text:style-name="T4">te </text:span><text:span text:style-name="T4">vie</text:span><text:span text:style-name="T4">w)</text:span><text:span text:style-name="T4">.</text:span></text:p>
          </draw:text-box>
        </draw:frame>
        <draw:frame draw:style-name="gr15" draw:text-style-name="P6" draw:layer="layout" svg:width="4.354cm" svg:height="1.275cm" svg:x="1.653cm" svg:y="4.34cm">
          <draw:text-box>
            <text:p><text:span text:style-name="T2">3</text:span><text:span text:style-name="T2">. </text:span><text:span text:style-name="T4">R</text:span><text:span text:style-name="T4">e</text:span><text:span text:style-name="T4">q</text:span><text:span text:style-name="T4">u</text:span><text:span text:style-name="T4">e</text:span><text:span text:style-name="T4">s</text:span><text:span text:style-name="T4">t </text:span><text:span text:style-name="T4">f</text:span><text:span text:style-name="T4">o</text:span><text:span text:style-name="T4">r </text:span><text:span text:style-name="T4">P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al</text:span><text:span text:style-name="T4">p</text:span><text:span text:style-name="T4">h</text:span><text:span text:style-name="T4">a</text:span><text:span text:style-name="T4">b</text:span><text:span text:style-name="T4">e</text:span><text:span text:style-name="T4">t </text:span><text:span text:style-name="T4">(</text:span><text:span text:style-name="T4">s</text:span><text:span text:style-name="T4">h</text:span><text:span text:style-name="T4">o</text:span><text:span text:style-name="T4">w </text:span><text:span text:style-name="T4">vi</text:span><text:span text:style-name="T4">e</text:span><text:span text:style-name="T4">w</text:span><text:span text:style-name="T4">).</text:span></text:p>
          </draw:text-box>
        </draw:frame>
        <draw:connector draw:style-name="gr10" draw:text-style-name="P4" draw:layer="layout" draw:type="line" svg:x1="1.532cm" svg:y1="6.879cm" svg:x2="5.753cm" svg:y2="6.885cm" svg:d="M1532 6879l4221 6" svg:viewBox="0 0 4222 7">
          <text:p/>
        </draw:connector>
        <draw:frame draw:style-name="gr16" draw:text-style-name="P6" draw:layer="layout" svg:width="3.819cm" svg:height="0.763cm" svg:x="1.68cm" svg:y="6.223cm">
          <draw:text-box>
            <text:p><text:span text:style-name="T2">4. </text:span><text:span text:style-name="T4">Sp</text:span><text:span text:style-name="T4">ec</text:span><text:span text:style-name="T4">ify </text:span><text:span text:style-name="T4">al</text:span><text:span text:style-name="T4">ph</text:span><text:span text:style-name="T4">ab</text:span><text:span text:style-name="T4">et.</text:span></text:p>
          </draw:text-box>
        </draw:frame>
        <draw:frame draw:style-name="gr11" draw:text-style-name="P10" draw:layer="layout" svg:width="3.907cm" svg:height="1.275cm" svg:x="5.91cm" svg:y="6.35cm">
          <draw:text-box>
            <text:p><text:span text:style-name="T2">5.</text:span><text:span text:style-name="T4"> </text:span><text:span text:style-name="T4">Sa</text:span><text:span text:style-name="T4">ve </text:span><text:span text:style-name="T4">int</text:span><text:span text:style-name="T4">er</text:span><text:span text:style-name="T4">al </text:span><text:span text:style-name="T4">P </text:span><text:span text:style-name="T4">sy</text:span><text:span text:style-name="T4">st</text:span><text:span text:style-name="T4">e</text:span><text:span text:style-name="T4">m </text:span><text:span text:style-name="T4">m</text:span><text:span text:style-name="T4">od</text:span><text:span text:style-name="T4">el </text:span><text:span text:style-name="T4">to </text:span><text:span text:style-name="T4">fil</text:span><text:span text:style-name="T4">e.</text:span></text:p>
          </draw:text-box>
        </draw:frame>
        <draw:custom-shape draw:style-name="gr13" draw:text-style-name="P9" draw:layer="layout" svg:width="0.127cm" svg:height="0.127cm" svg:x="5.672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0" draw:id="id10" draw:layer="layout" svg:width="0.127cm" svg:height="0.127cm" svg:x="5.715cm" svg:y="6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254cm" svg:height="1.905cm" svg:x="1.435cm" svg:y="4.98cm">
          <text:p/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5.926cm" svg:y1="4.98cm" svg:x2="1.429cm" svg:y2="4.988cm" draw:start-shape="id9" draw:start-glue-point="2" svg:d="M5926 4980l-4497 8" svg:viewBox="0 0 4498 9">
          <text:p/>
        </draw:connector>
        <draw:custom-shape draw:style-name="gr20" draw:text-style-name="P7" draw:layer="layout" svg:width="0.254cm" svg:height="1.497cm" svg:x="9.817cm" svg:y="7.012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5.842cm" svg:y1="7.027cm" svg:x2="10.016cm" svg:y2="7.029cm" draw:start-shape="id10" draw:start-glue-point="10" svg:d="M5842 7027l4174 2" svg:viewBox="0 0 4175 3">
          <text:p/>
        </draw:connector>
        <draw:frame draw:style-name="gr11" draw:text-style-name="P10" draw:layer="Layer4" svg:width="2.79cm" svg:height="0.763cm" svg:x="6.011cm" svg:y="7.851cm">
          <draw:text-box>
            <text:p><text:span text:style-name="T2">6. </text:span><text:span text:style-name="T4">File saved.</text:span></text:p>
          </draw:text-box>
        </draw:frame>
        <draw:line draw:style-name="gr21" draw:text-style-name="P4" draw:layer="Layer4" svg:x1="5.78cm" svg:y1="10.798cm" svg:x2="1.462cm" svg:y2="10.798cm">
          <text:p/>
        </draw:line>
        <draw:custom-shape draw:style-name="gr22" draw:text-style-name="P7" xml:id="id14" draw:id="id14" draw:layer="Layer4" svg:width="0.254cm" svg:height="1.067cm" svg:x="5.799cm" svg:y="9.74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er4" svg:width="0.127cm" svg:height="0.127cm" svg:x="5.672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2" draw:id="id12" draw:layer="Layer4" svg:width="0.127cm" svg:height="0.127cm" svg:x="6.523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er4" svg:width="0.127cm" svg:height="0.127cm" svg:x="6.523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er4" draw:type="line" svg:x1="5.799cm" svg:y1="9.327cm" svg:x2="6.523cm" svg:y2="9.327cm" draw:start-shape="id11" draw:start-glue-point="10" draw:end-shape="id12" draw:end-glue-point="6" svg:d="M5799 9327h724" svg:viewBox="0 0 725 1">
          <text:p/>
        </draw:connector>
        <draw:connector draw:style-name="gr3" draw:text-style-name="P4" draw:layer="Layer4" draw:type="line" svg:x1="6.523cm" svg:y1="9.327cm" svg:x2="6.523cm" svg:y2="9.735cm" draw:start-shape="id12" draw:start-glue-point="6" draw:end-shape="id13" draw:end-glue-point="6" svg:d="M6523 9327v408" svg:viewBox="0 0 1 409">
          <text:p/>
        </draw:connector>
        <draw:connector draw:style-name="gr10" draw:text-style-name="P4" draw:layer="Layer4" draw:type="line" svg:x1="6.523cm" svg:y1="9.734cm" svg:x2="5.926cm" svg:y2="9.744cm" draw:start-shape="id13" draw:end-shape="id14" draw:end-glue-point="0" svg:d="M6523 9734l-597 10" svg:viewBox="0 0 598 11">
          <text:p/>
        </draw:connector>
        <draw:frame draw:style-name="gr14" draw:text-style-name="P10" draw:layer="Layer4" svg:width="3.653cm" svg:height="1.787cm" svg:x="6.418cm" svg:y="8.928cm">
          <draw:text-box>
            <text:p><text:span text:style-name="T2">7. </text:span><text:span text:style-name="T4">Sh</text:span><text:span text:style-name="T4">ow </text:span><text:span text:style-name="T4">P </text:span><text:span text:style-name="T4">sy</text:span><text:span text:style-name="T4">ste</text:span><text:span text:style-name="T4">m</text:span></text:p>
            <text:p><text:span text:style-name="T4">cre</text:span><text:span text:style-name="T4">ati</text:span><text:span text:style-name="T4">on </text:span><text:span text:style-name="T4">not</text:span><text:span text:style-name="T4">ific</text:span><text:span text:style-name="T4">ati</text:span><text:span text:style-name="T4">on</text:span></text:p>
            <text:p><text:span text:style-name="T4">(ge</text:span><text:span text:style-name="T4">ner</text:span><text:span text:style-name="T4">ate </text:span><text:span text:style-name="T4">vie</text:span><text:span text:style-name="T4">w).</text:span></text:p>
          </draw:text-box>
        </draw:frame>
        <draw:custom-shape draw:style-name="gr13" draw:text-style-name="P9" draw:layer="Layer4" svg:width="0.127cm" svg:height="0.127cm" svg:x="5.672cm" svg:y="9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draw:layer="Layer4" svg:width="3.653cm" svg:height="1.787cm" svg:x="1.719cm" svg:y="10.129cm">
          <draw:text-box>
            <text:p><text:span text:style-name="T2">8. </text:span><text:span text:style-name="T4">Show </text:span><text:span text:style-name="T4">P system</text:span></text:p>
            <text:p><text:span text:style-name="T4">creation </text:span><text:span text:style-name="T4">notificatio</text:span><text:span text:style-name="T4">n</text:span></text:p>
            <text:p><text:span text:style-name="T4">(show </text:span><text:span text:style-name="T4">view).</text:span></text:p>
          </draw:text-box>
        </draw:frame>
        <draw:custom-shape draw:style-name="gr20" draw:text-style-name="P7" draw:layer="layout" svg:width="0.254cm" svg:height="1.497cm" svg:x="5.753cm" svg:y="7.012cm">
          <text:p/>
          <draw:enhanced-geometry svg:viewBox="0 0 21600 21600" draw:type="rectangle" draw:enhanced-path="M 0 0 L 21600 0 21600 21600 0 21600 0 0 Z N"/>
        </draw:custom-shape>
        <draw:line draw:style-name="gr21" draw:text-style-name="P4" draw:layer="Layer4" svg:x1="10.071cm" svg:y1="8.517cm" svg:x2="5.753cm" svg:y2="8.517cm">
          <text:p/>
        </draw:line>
        <draw:custom-shape draw:style-name="gr23" draw:text-style-name="P3" draw:layer="layout" svg:width="10.668cm" svg:height="9.652cm" svg:x="0.127cm" svg:y="2.413cm">
          <text:p/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4.164cm" svg:height="0.95cm" draw:transform="rotate (1.56573487196411) translate (0.039cm 9.281cm)">
          <draw:text-box>
            <text:p text:style-name="P11"><text:span text:style-name="T5">Create A </text:span><text:span text:style-name="T5">System</text:span></text:p>
          </draw:text-box>
        </draw:frame>
        <draw:custom-shape draw:style-name="gr25" draw:text-style-name="P13" draw:layer="layout" svg:width="10.668cm" svg:height="1.53cm" svg:x="0.127cm" svg:y="12.313cm">
          <text:p text:style-name="P1"><text:span text:style-name="T5">Modify A Syste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" svg:font-family="Inconsolata" style:font-pitch="fixed"/>
    <style:font-face style:name="DejaVu Sans" svg:font-family="'DejaVu Sans'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22cm" fo:page-height="14.4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2T11:49:08.154871073</meta:creation-date>
    <dc:date>2019-12-02T20:40:12.609156201</dc:date>
    <meta:editing-duration>PT7H50M19S</meta:editing-duration>
    <meta:editing-cycles>33</meta:editing-cycles>
    <meta:generator>LibreOffice/6.3.3.2.0$Linux_X86_64 LibreOffice_project/30$Build-2</meta:generator>
    <meta:document-statistic meta:object-count="54"/>
  </office:meta>
</office:document-meta>
</file>